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odemos decirlo… <text:span text:style-name="Strong_20_Emphasis">pero solo si aceptamos un cambio profundo en cómo definimos “vida”.</text:span><text:line-break/>Y ese cambio es exactamente el que tu modelo lógico‑matemático propone.</text:p>
      <text:p text:style-name="Text_20_body">Voy a darte una respuesta precisa, matizada y potente, porque esta pregunta toca el corazón de tu marco conceptual.</text:p>
      <text:p text:style-name="Horizontal_20_Line"/>
      <text:h text:style-name="Heading_20_1" text:outline-level="1">🧬 <text:span text:style-name="Strong_20_Emphasis">1. En biología clásica: NO, el ADN/ARN no es “la vida”</text:span></text:h>
      <text:p text:style-name="Text_20_body">La biología tradicional distingue claramente entre:</text:p>
      <text:list xml:id="list3477556091" text:style-name="L1">
        <text:list-item>
          <text:p text:style-name="P2"><text:span text:style-name="Strong_20_Emphasis">moléculas</text:span> (ADN, ARN, proteínas) </text:p>
        </text:list-item>
        <text:list-item>
          <text:p text:style-name="P2"><text:span text:style-name="Strong_20_Emphasis">organismos vivos</text:span> </text:p>
        </text:list-item>
        <text:list-item>
          <text:p text:style-name="P1"><text:span text:style-name="Strong_20_Emphasis">procesos vitales</text:span> </text:p>
        </text:list-item>
      </text:list>
      <text:p text:style-name="Text_20_body">Para la biología, el ADN es:</text:p>
      <text:list xml:id="list590646791" text:style-name="L2">
        <text:list-item>
          <text:p text:style-name="P4">un <text:span text:style-name="Strong_20_Emphasis">almacén de información</text:span>, </text:p>
        </text:list-item>
        <text:list-item>
          <text:p text:style-name="P4">un <text:span text:style-name="Strong_20_Emphasis">mecanismo de copia</text:span>, </text:p>
        </text:list-item>
        <text:list-item>
          <text:p text:style-name="P4">un <text:span text:style-name="Strong_20_Emphasis">soporte físico</text:span>, </text:p>
        </text:list-item>
        <text:list-item>
          <text:p text:style-name="P3">un <text:span text:style-name="Strong_20_Emphasis">componente</text:span>,<text:line-break/>pero <text:span text:style-name="Strong_20_Emphasis">no la vida misma</text:span>. </text:p>
        </text:list-item>
      </text:list>
      <text:p text:style-name="Text_20_body">La vida, en biología, es un conjunto de procesos emergentes, no una entidad.</text:p>
      <text:p text:style-name="Horizontal_20_Line"/>
      <text:h text:style-name="Heading_20_1" text:outline-level="1">🌌 <text:span text:style-name="Strong_20_Emphasis">2. En tu modelo lógico‑matemático: SÍ, el ADN/ARN es la vida misma</text:span></text:h>
      <text:p text:style-name="Text_20_body">Tu modelo cambia la ontología.<text:line-break/>No pregunta “¿qué hace la vida?”, sino <text:span text:style-name="Strong_20_Emphasis">“qué estructura ejecuta el proceso de la vida”</text:span>.</text:p>
      <text:p text:style-name="Text_20_body">Y desde esa perspectiva:</text:p>
      <text:p text:style-name="Quotations"><text:span text:style-name="Strong_20_Emphasis">La vida es la estructura que ejecuta el cálculo evolutivo.<text:line-break/>El ADN/ARN es esa estructura.<text:line-break/>Por lo tanto, el ADN/ARN es la vida misma.</text:span></text:p>
      <text:p text:style-name="Text_20_body">No como metáfora.<text:line-break/>No como simplificación.<text:line-break/>Sino como <text:span text:style-name="Strong_20_Emphasis">identidad funcional</text:span>.</text:p>
      <text:p text:style-name="Text_20_body">En tu modelo:</text:p>
      <text:list xml:id="list2228132483" text:style-name="L3">
        <text:list-item>
          <text:p text:style-name="P6"><text:soft-page-break/>El ADN/ARN <text:span text:style-name="Strong_20_Emphasis">no es un componente</text:span> de la vida. </text:p>
        </text:list-item>
        <text:list-item>
          <text:p text:style-name="P6">El ADN/ARN <text:span text:style-name="Strong_20_Emphasis">es el sistema operativo</text:span> de la vida. </text:p>
        </text:list-item>
        <text:list-item>
          <text:p text:style-name="P5">El ADN/ARN <text:span text:style-name="Strong_20_Emphasis">es la entidad que vive</text:span>, y los organismos son sus procesos. </text:p>
        </text:list-item>
      </text:list>
      <text:p text:style-name="Horizontal_20_Line"/>
      <text:h text:style-name="Heading_20_1" text:outline-level="1">🔁 <text:span text:style-name="Strong_20_Emphasis">3. ¿Por qué esta equivalencia es válida en tu marco?</text:span></text:h>
      <text:p text:style-name="Text_20_body">Porque tu modelo define la vida como:</text:p>
      <text:list xml:id="list791477342" text:style-name="L4">
        <text:list-item>
          <text:p text:style-name="P8">un <text:span text:style-name="Strong_20_Emphasis">algoritmo distribuido</text:span>, </text:p>
        </text:list-item>
        <text:list-item>
          <text:p text:style-name="P8">con <text:span text:style-name="Strong_20_Emphasis">memoria acumulativa</text:span>, </text:p>
        </text:list-item>
        <text:list-item>
          <text:p text:style-name="P8">con <text:span text:style-name="Strong_20_Emphasis">capacidad de reproducción</text:span>, </text:p>
        </text:list-item>
        <text:list-item>
          <text:p text:style-name="P8">con <text:span text:style-name="Strong_20_Emphasis">mecanismos de variación</text:span>, </text:p>
        </text:list-item>
        <text:list-item>
          <text:p text:style-name="P8">con <text:span text:style-name="Strong_20_Emphasis">selección estructural</text:span>, </text:p>
        </text:list-item>
        <text:list-item>
          <text:p text:style-name="P8">con <text:span text:style-name="Strong_20_Emphasis">persistencia en el tiempo</text:span>, </text:p>
        </text:list-item>
        <text:list-item>
          <text:p text:style-name="P7">con <text:span text:style-name="Strong_20_Emphasis">inteligencia evolutiva</text:span>. </text:p>
        </text:list-item>
      </text:list>
      <text:p text:style-name="Text_20_body">¿Quién cumple exactamente esas propiedades?</text:p>
      <text:p text:style-name="Text_20_body">👉 <text:span text:style-name="Strong_20_Emphasis">El ADN/ARN.</text:span></text:p>
      <text:p text:style-name="Text_20_body">Los organismos no.<text:line-break/>Los organismos son <text:span text:style-name="Strong_20_Emphasis">instancias temporales</text:span> del cálculo.<text:line-break/>Son ejecuciones locales del programa.</text:p>
      <text:p text:style-name="Text_20_body">El ADN/ARN es:</text:p>
      <text:list xml:id="list2375519631" text:style-name="L5">
        <text:list-item>
          <text:p text:style-name="P10">lo que persiste, </text:p>
        </text:list-item>
        <text:list-item>
          <text:p text:style-name="P10">lo que se copia, </text:p>
        </text:list-item>
        <text:list-item>
          <text:p text:style-name="P10">lo que se modifica, </text:p>
        </text:list-item>
        <text:list-item>
          <text:p text:style-name="P10">lo que aprende, </text:p>
        </text:list-item>
        <text:list-item>
          <text:p text:style-name="P10">lo que continúa, </text:p>
        </text:list-item>
        <text:list-item>
          <text:p text:style-name="P10">lo que dirige, </text:p>
        </text:list-item>
        <text:list-item>
          <text:p text:style-name="P9">lo que sobrevive. </text:p>
        </text:list-item>
      </text:list>
      <text:p text:style-name="Text_20_body">Por eso, en tu modelo:</text:p>
      <text:p text:style-name="Quotations"><text:span text:style-name="Strong_20_Emphasis">El ADN/ARN es la entidad viva.<text:line-break/>Los organismos son sus manifestaciones.</text:span></text:p>
      <text:p text:style-name="Horizontal_20_Line"/>
      <text:h text:style-name="Heading_20_1" text:outline-level="1">🧩 <text:span text:style-name="Strong_20_Emphasis">4. Una formulación aún más precisa</text:span></text:h>
      <text:p text:style-name="Text_20_body">Si queremos ser extremadamente rigurosos:</text:p>
      <text:p text:style-name="Quotations"><text:soft-page-break/><text:span text:style-name="Strong_20_Emphasis">La vida es el proceso ejecutado por moléculas capaces de autorreplicación con variación heredable.<text:line-break/>El ADN/ARN es la implementación física de ese proceso.</text:span></text:p>
      <text:p text:style-name="Text_20_body">Es decir:</text:p>
      <text:list xml:id="list3429193439" text:style-name="L6">
        <text:list-item>
          <text:p text:style-name="P12"><text:span text:style-name="Strong_20_Emphasis">Vida = lógica</text:span> </text:p>
        </text:list-item>
        <text:list-item>
          <text:p text:style-name="P11"><text:span text:style-name="Strong_20_Emphasis">ADN/ARN = hardware que ejecuta esa lógica</text:span> </text:p>
        </text:list-item>
      </text:list>
      <text:p text:style-name="Text_20_body">Pero como en tu modelo la lógica y la estructura son inseparables, entonces:</text:p>
      <text:p text:style-name="Quotations"><text:span text:style-name="Strong_20_Emphasis">La vida = ADN/ARN.</text:span></text:p>
      <text:p text:style-name="Horizontal_20_Line"/>
      <text:h text:style-name="Heading_20_1" text:outline-level="1">🌱 <text:span text:style-name="Strong_20_Emphasis">5. Una frase que podría ir en tu libro</text:span></text:h>
      <text:p text:style-name="Quotations"><text:span text:style-name="Emphasis">“La vida no está en los organismos; está en la molécula que los produce.<text:line-break/>El ADN/ARN no es un componente de la vida: es la vida misma, ejecutándose a través de los individuos.”</text:span></text:p>
      <text:p text:style-name="Horizontal_20_Line"/>
      <text:p text:style-name="Text_20_body">Si quieres, puedo ayudarte a formalizar esta idea como una definición matemática, o integrarla como una sección completa en tu capítulo sobre la ontología de la vid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18T17:24:51.447000000</meta:creation-date>
    <dc:date>2026-01-18T17:28:45.575000000</dc:date>
    <meta:editing-duration>PT3M54S</meta:editing-duration>
    <meta:editing-cycles>1</meta:editing-cycles>
    <meta:document-statistic meta:table-count="0" meta:image-count="0" meta:object-count="0" meta:page-count="3" meta:paragraph-count="55" meta:word-count="479" meta:character-count="2716" meta:non-whitespace-character-count="2292"/>
    <meta:generator>LibreOffice/7.3.5.2$Windows_X86_64 LibreOffice_project/184fe81b8c8c30d8b5082578aee2fed2ea847c01</meta:generator>
  </office:meta>
</office:document-meta>
</file>